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8fe37" officeooo:paragraph-rsid="0018fe37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8fe37" officeooo:paragraph-rsid="0018fe37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8fe37" officeooo:paragraph-rsid="0018fe37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1pt" officeooo:rsid="0018fe37" officeooo:paragraph-rsid="0018fe37" style:font-size-asian="18.3500003814697pt" style:font-size-complex="21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8fe37" officeooo:paragraph-rsid="0018fe37" style:font-size-asian="15.75pt" style:font-size-complex="1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11.299cm" svg:y="7.5cm" svg:width="7.5cm" draw:z-index="0">
        <draw:text-box fo:min-height="3.5cm">
          <text:p text:style-name="P2"><text:database-display text:table-name="Hoja1" text:table-type="table" text:column-name="Nom" text:database-name="Sin título 1">&lt;Nom&gt;</text:database-display><text:hidden-paragraph text:condition="ooow:![Sin título 1.Hoja1.Nom]"/>Sergi Martin Server</text:p>
        </draw:text-box>
      </draw:frame>
      <text:p text:style-name="P1">DIPLOMA</text:p>
      <text:p text:style-name="P1"/>
      <text:p text:style-name="P2">IES JOAN RAMIS I RAMIS</text:p>
      <text:p text:style-name="P2"/>
      <text:p text:style-name="P2"/>
      <text:p text:style-name="P2"/>
      <text:p text:style-name="P2"/>
      <text:p text:style-name="P2">Ha realizado la formación y superado todas la pruebas exigidas. Siendo por lo tanto </text:p>
      <text:p text:style-name="P2"/>
      <text:p text:style-name="P2"/>
      <text:p text:style-name="P4">DIPLOMADO EN SISTEMAS MICROINFORMÁTICOS Y REDES</text:p>
      <text:p text:style-name="P4"/>
      <text:p text:style-name="P2">Islas Baleares, España, Mahón, 11/11/2022</text:p>
      <text:p text:style-name="P2"/>
      <text:p text:style-name="P2"/>
      <text:p text:style-name="P3"><text:soft-page-break/></text:p>
      <text:p text:style-name="P3"/>
      <text:p text:style-name="P3"/>
      <text:p text:style-name="P3">Sergi Martin Server<text:tab/><text:tab/>Joan Carreras <text:tab/><text:tab/><text:tab/><text:tab/><text:tab/><text:tab/><text:tab/><text:tab/>Raquel Taltavu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8:56:56.096000000</meta:creation-date>
    <dc:date>2022-11-24T12:02:09.552594363</dc:date>
    <meta:editing-duration>PT25M19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7" meta:word-count="41" meta:character-count="284" meta:non-whitespace-character-count="240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../../../Sin%20título%201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